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.29mm" svg:y="149.13mm">
            <loext:p draw:notify-on-update-of-ranges="Planilha1.B1:Planilha1.G1 Planilha1.B2:Planilha1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9.4mm" svg:y="149.21mm">
            <loext:p draw:notify-on-update-of-ranges="Planilha1.I1:Planilha1.N1 Planilha1.I2:Planilha1.N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244.04mm">
            <loext:p draw:notify-on-update-of-ranges="Planilha1.B3:Planilha1.G3 Planilha1.B4:Planilha1.G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80.15mm" svg:y="243.51mm">
            <loext:p draw:notify-on-update-of-ranges="Planilha1.I3:Planilha1.N3 Planilha1.I4:Planilha1.N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0mm" svg:y="338.07mm">
            <loext:p draw:notify-on-update-of-ranges="Planilha1.B5:Planilha1.G5 Planilha1.B6:Planilha1.G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80.69mm" svg:y="339.14mm">
            <loext:p draw:notify-on-update-of-ranges="Planilha1.I5:Planilha1.N5 Planilha1.I6:Planilha1.N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 berço</text:p>
          </table:table-cell>
          <table:table-cell office:value-type="float" office:value="0.5418" calcext:value-type="float">
            <text:p>0,5418</text:p>
          </table:table-cell>
          <table:table-cell office:value-type="float" office:value="3.3754" calcext:value-type="float">
            <text:p>3,3754</text:p>
          </table:table-cell>
          <table:table-cell office:value-type="float" office:value="94.3628" calcext:value-type="float">
            <text:p>94,3628</text:p>
          </table:table-cell>
          <table:table-cell office:value-type="float" office:value="50.3128" calcext:value-type="float">
            <text:p>50,3128</text:p>
          </table:table-cell>
          <table:table-cell office:value-type="float" office:value="107.1484" calcext:value-type="float">
            <text:p>107,1484</text:p>
          </table:table-cell>
          <table:table-cell office:value-type="float" office:value="143.6188" calcext:value-type="float">
            <text:p>143,6188</text:p>
          </table:table-cell>
          <table:table-cell office:value-type="string" calcext:value-type="string">
            <text:p>2 berços</text:p>
          </table:table-cell>
          <table:table-cell office:value-type="float" office:value="1.73996" calcext:value-type="float">
            <text:p>1,73996</text:p>
          </table:table-cell>
          <table:table-cell office:value-type="float" office:value="4.88468" calcext:value-type="float">
            <text:p>4,88468</text:p>
          </table:table-cell>
          <table:table-cell office:value-type="float" office:value="60.46196" calcext:value-type="float">
            <text:p>60,46196</text:p>
          </table:table-cell>
          <table:table-cell office:value-type="float" office:value="41.59896" calcext:value-type="float">
            <text:p>41,59896</text:p>
          </table:table-cell>
          <table:table-cell office:value-type="float" office:value="72.72828" calcext:value-type="float">
            <text:p>72,72828</text:p>
          </table:table-cell>
          <table:table-cell office:value-type="float" office:value="104.07976" calcext:value-type="float">
            <text:p>104,0797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 berços</text:p>
          </table:table-cell>
          <table:table-cell office:value-type="float" office:value="2.084592" calcext:value-type="float">
            <text:p>2,084592</text:p>
          </table:table-cell>
          <table:table-cell office:value-type="float" office:value="5.476736" calcext:value-type="float">
            <text:p>5,476736</text:p>
          </table:table-cell>
          <table:table-cell office:value-type="float" office:value="40.144192" calcext:value-type="float">
            <text:p>40,144192</text:p>
          </table:table-cell>
          <table:table-cell office:value-type="float" office:value="27.884592" calcext:value-type="float">
            <text:p>27,884592</text:p>
          </table:table-cell>
          <table:table-cell office:value-type="float" office:value="50.197456" calcext:value-type="float">
            <text:p>50,197456</text:p>
          </table:table-cell>
          <table:table-cell office:value-type="float" office:value="110.071552" calcext:value-type="float">
            <text:p>110,071552</text:p>
          </table:table-cell>
          <table:table-cell office:value-type="string" calcext:value-type="string">
            <text:p>4 berços</text:p>
          </table:table-cell>
          <table:table-cell office:value-type="float" office:value="2.4323184" calcext:value-type="float">
            <text:p>2,4323184</text:p>
          </table:table-cell>
          <table:table-cell office:value-type="float" office:value="6.1387472" calcext:value-type="float">
            <text:p>6,1387472</text:p>
          </table:table-cell>
          <table:table-cell office:value-type="float" office:value="25.3946384" calcext:value-type="float">
            <text:p>25,3946384</text:p>
          </table:table-cell>
          <table:table-cell office:value-type="float" office:value="23.4453184" calcext:value-type="float">
            <text:p>23,4453184</text:p>
          </table:table-cell>
          <table:table-cell office:value-type="float" office:value="54.1810912" calcext:value-type="float">
            <text:p>54,1810912</text:p>
          </table:table-cell>
          <table:table-cell office:value-type="float" office:value="99.3499104" calcext:value-type="float">
            <text:p>99,349910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 berços</text:p>
          </table:table-cell>
          <table:table-cell office:value-type="float" office:value="2.67526368" calcext:value-type="float">
            <text:p>2,67526368</text:p>
          </table:table-cell>
          <table:table-cell office:value-type="float" office:value="8.19874944" calcext:value-type="float">
            <text:p>8,19874944</text:p>
          </table:table-cell>
          <table:table-cell office:value-type="float" office:value="30.87572768" calcext:value-type="float">
            <text:p>30,87572768</text:p>
          </table:table-cell>
          <table:table-cell office:value-type="float" office:value="33.73586368" calcext:value-type="float">
            <text:p>33,73586368</text:p>
          </table:table-cell>
          <table:table-cell office:value-type="float" office:value="62.70341824" calcext:value-type="float">
            <text:p>62,70341824</text:p>
          </table:table-cell>
          <table:table-cell office:value-type="float" office:value="153.11198208" calcext:value-type="float">
            <text:p>153,11198208</text:p>
          </table:table-cell>
          <table:table-cell office:value-type="string" calcext:value-type="string">
            <text:p>6 berços</text:p>
          </table:table-cell>
          <table:table-cell office:value-type="float" office:value="2.747052736" calcext:value-type="float">
            <text:p>2,747052736</text:p>
          </table:table-cell>
          <table:table-cell office:value-type="float" office:value="11.435149888" calcext:value-type="float">
            <text:p>11,435149888</text:p>
          </table:table-cell>
          <table:table-cell office:value-type="float" office:value="26.779345536" calcext:value-type="float">
            <text:p>26,779345536</text:p>
          </table:table-cell>
          <table:table-cell office:value-type="float" office:value="43.510172736" calcext:value-type="float">
            <text:p>43,510172736</text:p>
          </table:table-cell>
          <table:table-cell office:value-type="float" office:value="100.139683648" calcext:value-type="float">
            <text:p>100,139683648</text:p>
          </table:table-cell>
          <table:table-cell office:value-type="float" office:value="187.796396416" calcext:value-type="float">
            <text:p>187,7963964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4"/>
          <table:table-cell table:number-columns-repeated="101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4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18" calcext:value-type="float">
            <text:p>0,5418</text:p>
          </table:table-cell>
          <table:table-cell office:value-type="float" office:value="1.73996" calcext:value-type="float">
            <text:p>1,73996</text:p>
          </table:table-cell>
          <table:table-cell office:value-type="float" office:value="2.084592" calcext:value-type="float">
            <text:p>2,084592</text:p>
          </table:table-cell>
          <table:table-cell office:value-type="float" office:value="2.4323184" calcext:value-type="float">
            <text:p>2,4323184</text:p>
          </table:table-cell>
          <table:table-cell office:value-type="float" office:value="2.67526368" calcext:value-type="float">
            <text:p>2,67526368</text:p>
          </table:table-cell>
          <table:table-cell office:value-type="float" office:value="2.747052736" calcext:value-type="float">
            <text:p>2,74705273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754" calcext:value-type="float">
            <text:p>3,3754</text:p>
          </table:table-cell>
          <table:table-cell office:value-type="float" office:value="4.88468" calcext:value-type="float">
            <text:p>4,88468</text:p>
          </table:table-cell>
          <table:table-cell office:value-type="float" office:value="5.476736" calcext:value-type="float">
            <text:p>5,476736</text:p>
          </table:table-cell>
          <table:table-cell office:value-type="float" office:value="6.1387472" calcext:value-type="float">
            <text:p>6,1387472</text:p>
          </table:table-cell>
          <table:table-cell office:value-type="float" office:value="8.19874944" calcext:value-type="float">
            <text:p>8,19874944</text:p>
          </table:table-cell>
          <table:table-cell office:value-type="float" office:value="11.435149888" calcext:value-type="float">
            <text:p>11,435149888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4.3628" calcext:value-type="float">
            <text:p>94,3628</text:p>
          </table:table-cell>
          <table:table-cell office:value-type="float" office:value="60.46196" calcext:value-type="float">
            <text:p>60,46196</text:p>
          </table:table-cell>
          <table:table-cell office:value-type="float" office:value="40.144192" calcext:value-type="float">
            <text:p>40,144192</text:p>
          </table:table-cell>
          <table:table-cell office:value-type="float" office:value="25.3946384" calcext:value-type="float">
            <text:p>25,3946384</text:p>
          </table:table-cell>
          <table:table-cell office:value-type="float" office:value="30.87572768" calcext:value-type="float">
            <text:p>30,87572768</text:p>
          </table:table-cell>
          <table:table-cell office:value-type="float" office:value="26.779345536" calcext:value-type="float">
            <text:p>26,779345536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3128" calcext:value-type="float">
            <text:p>50,3128</text:p>
          </table:table-cell>
          <table:table-cell office:value-type="float" office:value="41.59896" calcext:value-type="float">
            <text:p>41,59896</text:p>
          </table:table-cell>
          <table:table-cell office:value-type="float" office:value="27.884592" calcext:value-type="float">
            <text:p>27,884592</text:p>
          </table:table-cell>
          <table:table-cell office:value-type="float" office:value="23.4453184" calcext:value-type="float">
            <text:p>23,4453184</text:p>
          </table:table-cell>
          <table:table-cell office:value-type="float" office:value="33.73586368" calcext:value-type="float">
            <text:p>33,73586368</text:p>
          </table:table-cell>
          <table:table-cell office:value-type="float" office:value="43.510172736" calcext:value-type="float">
            <text:p>43,510172736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7.1484" calcext:value-type="float">
            <text:p>107,1484</text:p>
          </table:table-cell>
          <table:table-cell office:value-type="float" office:value="72.72828" calcext:value-type="float">
            <text:p>72,72828</text:p>
          </table:table-cell>
          <table:table-cell office:value-type="float" office:value="50.197456" calcext:value-type="float">
            <text:p>50,197456</text:p>
          </table:table-cell>
          <table:table-cell office:value-type="float" office:value="54.1810912" calcext:value-type="float">
            <text:p>54,1810912</text:p>
          </table:table-cell>
          <table:table-cell office:value-type="float" office:value="62.70341824" calcext:value-type="float">
            <text:p>62,70341824</text:p>
          </table:table-cell>
          <table:table-cell office:value-type="float" office:value="100.139683648" calcext:value-type="float">
            <text:p>100,139683648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.6188" calcext:value-type="float">
            <text:p>143,6188</text:p>
          </table:table-cell>
          <table:table-cell office:value-type="float" office:value="104.07976" calcext:value-type="float">
            <text:p>104,07976</text:p>
          </table:table-cell>
          <table:table-cell office:value-type="float" office:value="110.071552" calcext:value-type="float">
            <text:p>110,071552</text:p>
          </table:table-cell>
          <table:table-cell office:value-type="float" office:value="99.3499104" calcext:value-type="float">
            <text:p>99,3499104</text:p>
          </table:table-cell>
          <table:table-cell office:value-type="float" office:value="153.11198208" calcext:value-type="float">
            <text:p>153,11198208</text:p>
          </table:table-cell>
          <table:table-cell office:value-type="float" office:value="187.796396416" calcext:value-type="float">
            <text:p>187,79639641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1:48:35.4057461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3:47:07.610829492</meta:creation-date>
    <dc:date>2018-01-15T12:48:13.557653843</dc:date>
    <meta:editing-duration>PT58M19S</meta:editing-duration>
    <meta:editing-cycles>12</meta:editing-cycles>
    <meta:generator>LibreOffice/5.1.6.2$Linux_X86_64 LibreOffice_project/10m0$Build-2</meta:generator>
    <meta:document-statistic meta:table-count="1" meta:cell-count="12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144cm" svg:y="4.201cm" style:legend-expansion="high" chart:style-name="ch2"/>
        <chart:plot-area chart:style-name="ch3" table:cell-range-address="Planilha1.B1:Planilha1.G2" chart:data-source-has-labels="both" svg:x="1.331cm" svg:y="0.18cm" svg:width="9.493cm" svg:height="7.659cm">
          <chartooo:coordinate-region svg:x="2.138cm" svg:y="0.379cm" svg:width="8.686cm" svg:height="6.813cm"/>
          <chart:axis chart:dimension="x" chart:name="primary-x" chart:style-name="ch4" chartooo:axis-type="auto">
            <chartooo:date-scale/>
            <chart:title svg:x="5.517cm" svg:y="8.019cm" chart:style-name="ch5">
              <text:p>Navios</text:p>
            </chart:title>
            <chart:categories table:cell-range-address="Planilha1.B1:Planilha1.G1"/>
          </chart:axis>
          <chart:axis chart:dimension="y" chart:name="primary-y" chart:style-name="ch6">
            <chart:title svg:x="0.451cm" svg:y="5.402cm" chart:style-name="ch7">
              <text:p>Tempo (segundos)</text:p>
            </chart:title>
            <chart:grid chart:style-name="ch8" chart:class="major"/>
          </chart:axis>
          <chart:series chart:style-name="ch9" chart:values-cell-range-address="Planilha1.B2:Planilha1.G2" loext:label-string="&quot;Tempo de execução médio&quot;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 médio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1.B1:Planilha1.G1</svg:desc>
                </draw:g>
              </table:table-cell>
              <table:table-cell office:value-type="float" office:value="0.5418">
                <text:p>0.5418</text:p>
                <draw:g>
                  <svg:desc>Planilha1.B2:Planilha1.G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754">
                <text:p>3.37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4.3628">
                <text:p>94.36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.3128">
                <text:p>50.31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7.1484">
                <text:p>107.14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3.6188">
                <text:p>143.6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144cm" svg:y="4.201cm" style:legend-expansion="high" chart:style-name="ch2"/>
        <chart:plot-area chart:style-name="ch3" table:cell-range-address="Planilha1.I1:Planilha1.N2" chart:data-source-has-labels="both" svg:x="1.331cm" svg:y="0.18cm" svg:width="9.493cm" svg:height="7.659cm">
          <chartooo:coordinate-region svg:x="2.138cm" svg:y="0.379cm" svg:width="8.686cm" svg:height="6.813cm"/>
          <chart:axis chart:dimension="x" chart:name="primary-x" chart:style-name="ch4" chartooo:axis-type="auto">
            <chartooo:date-scale/>
            <chart:title svg:x="5.517cm" svg:y="8.019cm" chart:style-name="ch5">
              <text:p>Navios</text:p>
            </chart:title>
            <chart:categories table:cell-range-address="Planilha1.I1:Planilha1.N1"/>
          </chart:axis>
          <chart:axis chart:dimension="y" chart:name="primary-y" chart:style-name="ch6">
            <chart:title svg:x="0.451cm" svg:y="5.402cm" chart:style-name="ch7">
              <text:p>Tempo (segundos)</text:p>
            </chart:title>
            <chart:grid chart:style-name="ch8" chart:class="major"/>
          </chart:axis>
          <chart:series chart:style-name="ch9" chart:values-cell-range-address="Planilha1.I2:Planilha1.N2" loext:label-string="&quot;Tempo de execução médio&quot;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 médio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1.I1:Planilha1.N1</svg:desc>
                </draw:g>
              </table:table-cell>
              <table:table-cell office:value-type="float" office:value="1.73996">
                <text:p>1.73996</text:p>
                <draw:g>
                  <svg:desc>Planilha1.I2:Planilha1.N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88468">
                <text:p>4.884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0.46196">
                <text:p>60.461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.59896">
                <text:p>41.598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2.72828">
                <text:p>72.728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07976">
                <text:p>104.07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144cm" svg:y="4.201cm" style:legend-expansion="high" chart:style-name="ch2"/>
        <chart:plot-area chart:style-name="ch3" table:cell-range-address="Planilha1.B3:Planilha1.G4" chart:data-source-has-labels="both" svg:x="1.331cm" svg:y="0.18cm" svg:width="9.493cm" svg:height="7.659cm">
          <chartooo:coordinate-region svg:x="2.138cm" svg:y="0.379cm" svg:width="8.686cm" svg:height="6.813cm"/>
          <chart:axis chart:dimension="x" chart:name="primary-x" chart:style-name="ch4" chartooo:axis-type="auto">
            <chartooo:date-scale/>
            <chart:title svg:x="5.517cm" svg:y="8.019cm" chart:style-name="ch5">
              <text:p>Navios</text:p>
            </chart:title>
            <chart:categories table:cell-range-address="Planilha1.B3:Planilha1.G3"/>
          </chart:axis>
          <chart:axis chart:dimension="y" chart:name="primary-y" chart:style-name="ch6">
            <chart:title svg:x="0.451cm" svg:y="5.402cm" chart:style-name="ch7">
              <text:p>Tempo (segundos)</text:p>
            </chart:title>
            <chart:grid chart:style-name="ch8" chart:class="major"/>
          </chart:axis>
          <chart:series chart:style-name="ch9" chart:values-cell-range-address="Planilha1.B4:Planilha1.G4" loext:label-string="&quot;Tempo de execução médio&quot;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 médio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1.B3:Planilha1.G3</svg:desc>
                </draw:g>
              </table:table-cell>
              <table:table-cell office:value-type="float" office:value="2.084592">
                <text:p>2.084592</text:p>
                <draw:g>
                  <svg:desc>Planilha1.B4:Planilha1.G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476736">
                <text:p>5.4767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.144192">
                <text:p>40.1441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.884592">
                <text:p>27.8845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0.197456">
                <text:p>50.1974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0.071552">
                <text:p>110.0715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144cm" svg:y="4.201cm" style:legend-expansion="high" chart:style-name="ch2"/>
        <chart:plot-area chart:style-name="ch3" table:cell-range-address="Planilha1.I3:Planilha1.N4" chart:data-source-has-labels="both" svg:x="1.331cm" svg:y="0.18cm" svg:width="9.493cm" svg:height="7.659cm">
          <chartooo:coordinate-region svg:x="2.138cm" svg:y="0.379cm" svg:width="8.686cm" svg:height="6.813cm"/>
          <chart:axis chart:dimension="x" chart:name="primary-x" chart:style-name="ch4" chartooo:axis-type="auto">
            <chartooo:date-scale/>
            <chart:title svg:x="5.517cm" svg:y="8.019cm" chart:style-name="ch5">
              <text:p>Navios</text:p>
            </chart:title>
            <chart:categories table:cell-range-address="Planilha1.I3:Planilha1.N3"/>
          </chart:axis>
          <chart:axis chart:dimension="y" chart:name="primary-y" chart:style-name="ch6">
            <chart:title svg:x="0.451cm" svg:y="5.402cm" chart:style-name="ch7">
              <text:p>Tempo (segundos)</text:p>
            </chart:title>
            <chart:grid chart:style-name="ch8" chart:class="major"/>
          </chart:axis>
          <chart:series chart:style-name="ch9" chart:values-cell-range-address="Planilha1.I4:Planilha1.N4" loext:label-string="&quot;Tempo de execução médio&quot;" chart:class="chart:bar">
            <chart:data-point chart:repeated="6"/>
            <loext:propertry-mapping loext:property="FillColor" loext:cell-range-address=""/>
            <loext:propertry-mapping loext:property="BorderColor" loext:cell-range-address="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 médio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1.I3:Planilha1.N3</svg:desc>
                </draw:g>
              </table:table-cell>
              <table:table-cell office:value-type="float" office:value="2.4323184">
                <text:p>2.4323184</text:p>
                <draw:g>
                  <svg:desc>Planilha1.I4:Planilha1.N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1387472">
                <text:p>6.1387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3946384">
                <text:p>25.394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.4453184">
                <text:p>23.445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4.1810912">
                <text:p>54.181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9.3499104">
                <text:p>99.349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144cm" svg:y="4.201cm" style:legend-expansion="high" chart:style-name="ch2"/>
        <chart:plot-area chart:style-name="ch3" table:cell-range-address="Planilha1.B5:Planilha1.G6" chart:data-source-has-labels="both" svg:x="1.331cm" svg:y="0.18cm" svg:width="9.493cm" svg:height="7.659cm">
          <chartooo:coordinate-region svg:x="2.138cm" svg:y="0.38cm" svg:width="8.686cm" svg:height="6.812cm"/>
          <chart:axis chart:dimension="x" chart:name="primary-x" chart:style-name="ch4" chartooo:axis-type="auto">
            <chartooo:date-scale/>
            <chart:title svg:x="5.517cm" svg:y="8.019cm" chart:style-name="ch5">
              <text:p>Navios</text:p>
            </chart:title>
            <chart:categories table:cell-range-address="Planilha1.B5:Planilha1.G5"/>
          </chart:axis>
          <chart:axis chart:dimension="y" chart:name="primary-y" chart:style-name="ch6">
            <chart:title svg:x="0.451cm" svg:y="5.402cm" chart:style-name="ch7">
              <text:p>Tempo (segundos)</text:p>
            </chart:title>
            <chart:grid chart:style-name="ch8" chart:class="major"/>
          </chart:axis>
          <chart:series chart:style-name="ch9" chart:values-cell-range-address="Planilha1.B6:Planilha1.G6" loext:label-string="&quot;Tempo de execução médio&quot;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 médio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1.B5:Planilha1.G5</svg:desc>
                </draw:g>
              </table:table-cell>
              <table:table-cell office:value-type="float" office:value="2.67526368">
                <text:p>2.67526368</text:p>
                <draw:g>
                  <svg:desc>Planilha1.B6:Planilha1.G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19874944">
                <text:p>8.198749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.87572768">
                <text:p>30.875727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.73586368">
                <text:p>33.7358636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2.70341824">
                <text:p>62.703418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3.11198208">
                <text:p>153.11198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144cm" svg:y="4.201cm" style:legend-expansion="high" chart:style-name="ch2"/>
        <chart:plot-area chart:style-name="ch3" table:cell-range-address="Planilha1.I5:Planilha1.N6" chart:data-source-has-labels="both" svg:x="1.331cm" svg:y="0.18cm" svg:width="9.493cm" svg:height="7.659cm">
          <chartooo:coordinate-region svg:x="2.138cm" svg:y="0.379cm" svg:width="8.686cm" svg:height="6.813cm"/>
          <chart:axis chart:dimension="x" chart:name="primary-x" chart:style-name="ch4" chartooo:axis-type="auto">
            <chartooo:date-scale/>
            <chart:title svg:x="5.517cm" svg:y="8.019cm" chart:style-name="ch5">
              <text:p>Navios</text:p>
            </chart:title>
            <chart:categories table:cell-range-address="Planilha1.I5:Planilha1.N5"/>
          </chart:axis>
          <chart:axis chart:dimension="y" chart:name="primary-y" chart:style-name="ch6">
            <chart:title svg:x="0.451cm" svg:y="5.402cm" chart:style-name="ch7">
              <text:p>Tempo (segundos)</text:p>
            </chart:title>
            <chart:grid chart:style-name="ch8" chart:class="major"/>
          </chart:axis>
          <chart:series chart:style-name="ch9" chart:values-cell-range-address="Planilha1.I6:Planilha1.N6" loext:label-string="&quot;Tempo de execução médio&quot;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 médio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1.I5:Planilha1.N5</svg:desc>
                </draw:g>
              </table:table-cell>
              <table:table-cell office:value-type="float" office:value="2.747052736">
                <text:p>2.747052736</text:p>
                <draw:g>
                  <svg:desc>Planilha1.I6:Planilha1.N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435149888">
                <text:p>11.4351498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779345536">
                <text:p>26.7793455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.510172736">
                <text:p>43.5101727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39683648">
                <text:p>100.1396836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7.796396416">
                <text:p>187.7963964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